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9.79cm"/>
    </style:style>
    <style:style style:name="co4" style:family="table-column">
      <style:table-column-properties fo:break-before="auto" style:column-width="5.874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3.916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1.1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Vulnerabiliti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3d3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ulnerabilities.$B$2:.$B$31])" table:allow-empty-cell="true" table:display-list="unsorted" table:base-cell-address="Vulnerabilities.C2">
          <table:error-message table:message-type="stop" table:title="Invalid Option" table:display="true">
            <text:p>Please select a valid vulnerability.</text:p>
          </table:error-message>
        </table:content-validation>
      </table:content-validations>
      <table:table table:name="Templat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6368" table:default-cell-style-name="Default"/>
        <table:table-row table:style-name="ro1">
          <table:table-cell table:style-name="ce1" office:value-type="string" calcext:value-type="string">
            <text:p>issue_master_id</text:p>
          </table:table-cell>
          <table:table-cell table:style-name="ce1" office:value-type="string" calcext:value-type="string">
            <text:p>issue_master_key</text:p>
          </table:table-cell>
          <table:table-cell table:style-name="ce1" office:value-type="string" calcext:value-type="string">
            <text:p>issue_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owasp_ref_no</text:p>
          </table:table-cell>
          <table:table-cell table:style-name="ce1" office:value-type="string" calcext:value-type="string">
            <text:p>cwe_cve_ref_no</text:p>
          </table:table-cell>
          <table:table-cell table:style-name="ce1" office:value-type="string" calcext:value-type="string">
            <text:p>appl_type</text:p>
          </table:table-cell>
          <table:table-cell table:style-name="ce1" office:value-type="string" calcext:value-type="string">
            <text:p>audit_methodology_type</text:p>
          </table:table-cell>
          <table:table-cell table:style-name="ce1" office:value-type="string" calcext:value-type="string">
            <text:p>created_by_id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is_updated</text:p>
          </table:table-cell>
          <table:table-cell table:style-name="ce1" office:value-type="string" calcext:value-type="string">
            <text:p>updated_by_user</text:p>
          </table:table-cell>
          <table:table-cell table:style-name="ce1" office:value-type="string" calcext:value-type="string">
            <text:p>deleted_on</text:p>
          </table:table-cell>
          <table:table-cell table:style-name="ce1" table:number-columns-repeated="16368"/>
        </table:table-row>
        <table:table-row table:style-name="ro1">
          <table:table-cell office:value-type="string" calcext:value-type="string">
            <text:p>Auto-generated</text:p>
          </table:table-cell>
          <table:table-cell/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Detailed description of the security issue</text:p>
          </table:table-cell>
          <table:table-cell office:value-type="string" calcext:value-type="string">
            <text:p>Potential impact of the vulnerability</text:p>
          </table:table-cell>
          <table:table-cell office:value-type="string" calcext:value-type="string">
            <text:p>Recommendations to fix the iss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5T07:27:19.215" calcext:value-type="date">
            <text:p>15/05/2025</text:p>
          </table:table-cell>
          <table:table-cell table:number-columns-repeated="16372"/>
        </table:table-row>
        <table:table-row table:style-name="ro1" table:number-rows-repeated="99996">
          <table:table-cell table:number-columns-repeated="2"/>
          <table:table-cell table:content-validation-name="val1"/>
          <table:table-cell table:number-columns-repeated="16381"/>
        </table:table-row>
        <table:table-row table:style-name="ro1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Vulnerabilities" table:style-name="ta2">
        <table:table-column table:style-name="co8" table:default-cell-style-name="Default"/>
        <table:table-column table:style-name="co3" table:default-cell-style-name="Default"/>
        <table:table-column table:style-name="co7" table:number-columns-repeated="1638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Vulnerability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 (SQLi)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-Site Scripting (XSS)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-Site Request Forgery (CSRF)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ken Authentication and Session Management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ecure Direct Object References (IDOR)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 Misconfiguration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sitive Data Exposure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ing Components with Known Vulnerabilities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secure Deserialization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sufficient Logging &amp; Monitoring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rver-Side Request Forgery (SSRF)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ML External Entity (XXE) Injection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validated Redirects &amp; Forwards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ivilege Escalation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siness Logic Flaws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I Vulnerabilities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adequate Input Validation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ak Password Policies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encrypted Sensitive Data at Rest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proper Error Handling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rectory Traversal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ickjacking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mory Corruption (Buffer Overflows)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ce Conditions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rtificate &amp; TLS Misconfigurations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pen Redirects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rd-Coded Credentials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ufficient Session Expiration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ent-Side Security Bypass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oud Misconfigurations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lnerabilities" style:display-name="PageStyle_Vulnerabil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known</meta:initial-creator>
    <dc:creator>Unknown</dc:creator>
    <meta:creation-date>2025-05-15T07:27:19</meta:creation-date>
    <dc:date>2025-05-15T07:27:19</dc:date>
    <meta:generator>LibreOffice/25.2.3.2$Windows_X86_64 LibreOffice_project/bbb074479178df812d175f709636b368952c2ce3</meta:generator>
    <meta:document-statistic meta:table-count="2" meta:cell-count="87" meta:object-count="0"/>
    <meta:user-defined meta:name="AppVersion">16.0300</meta:user-defined>
  </office:meta>
</office:document-meta>
</file>